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, Arial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Georgia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size-complex="10.5pt"/>
    </style:style>
    <style:style style:name="P3" style:family="paragraph" style:parent-style-name="No_20_Spacing">
      <style:paragraph-properties fo:margin-left="0in" fo:margin-right="0in" fo:text-indent="0in" style:auto-text-indent="false"/>
      <style:text-properties style:font-name="Georgia" fo:font-size="10.5pt" style:font-size-asian="10.5pt" style:font-name-complex="Times New Roman1" style:font-size-complex="10.5pt"/>
    </style:style>
    <style:style style:name="P4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font-size-asian="10.5pt" style:font-size-complex="10.5pt"/>
    </style:style>
    <style:style style:name="P5" style:family="paragraph" style:parent-style-name="Standard">
      <style:paragraph-properties fo:margin-top="0in" fo:margin-bottom="0in" fo:line-height="100%"/>
      <style:text-properties style:font-name="Georgia" fo:font-size="12pt" style:font-size-asian="12pt" style:font-size-complex="12pt"/>
    </style:style>
    <style:style style:name="P6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_5b_Normal_5d_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BODY" style:list-style-name="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No_20_Spacing" style:master-page-name="Standard">
      <style:paragraph-properties fo:text-align="center" style:justify-single-word="false" style:page-number="auto"/>
      <style:text-properties style:font-name="Georgia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Georgia" fo:font-size="10.5pt" style:text-underline-style="none" style:font-size-asian="10.5pt" style:font-name-complex="Times New Roman1" style:font-size-complex="10.5pt"/>
    </style:style>
    <style:style style:name="P11" style:family="paragraph" style:parent-style-name="Standard">
      <style:paragraph-properties fo:margin-left="0in" fo:margin-right="0in" fo:margin-top="0in" fo:margin-bottom="0in" fo:line-height="100%" fo:text-indent="0in" style:auto-text-indent="false"/>
    </style:style>
    <style:style style:name="P12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/>
    </style:style>
    <style:style style:name="T1" style:family="text">
      <style:text-properties fo:font-weight="bold" style:font-weight-asian="bold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style:font-name="Georgia" fo:language="none" fo:country="none" style:font-name-asian="Georgia" style:language-asian="none" style:country-asian="none" style:font-name-complex="Georgia" style:language-complex="none" style:country-complex="none"/>
    </style:style>
    <style:style style:name="T4" style:family="text">
      <style:text-properties style:font-name="Georgia" fo:language="none" fo:country="none" fo:font-style="italic" style:font-name-asian="Georgia" style:language-asian="none" style:country-asian="none" style:font-style-asian="italic" style:font-name-complex="Georgia" style:language-complex="none" style:country-complex="none" style:font-style-complex="italic"/>
    </style:style>
    <style:style style:name="T5" style:family="text">
      <style:text-properties style:font-name="Georgia" fo:language="none" fo:country="none" style:text-underline-style="solid" style:text-underline-width="auto" style:text-underline-color="font-color" style:font-name-asian="Georgia" style:language-asian="none" style:country-asian="none" style:font-name-complex="Georgia" style:language-complex="none" style:country-complex="none"/>
    </style:style>
    <style:style style:name="T6" style:family="text">
      <style:text-properties style:font-name="Georgia" fo:language="none" fo:country="none" fo:font-weight="bold" style:font-name-asian="Georgia" style:language-asian="none" style:country-asian="none" style:font-weight-asian="bold" style:font-name-complex="Georgia" style:language-complex="none" style:country-complex="none" style:font-weight-complex="bold"/>
    </style:style>
    <style:style style:name="T7" style:family="text">
      <style:text-properties style:font-name="Georgia" fo:language="none" fo:country="none" style:text-underline-style="none" style:font-name-asian="Georgia" style:language-asian="none" style:country-asian="none" style:font-name-complex="Georgia" style:language-complex="none" style:country-complex="none"/>
    </style:style>
    <style:style style:name="T8" style:family="text">
      <style:text-properties style:font-name="Georgia" fo:font-size="10.5pt" fo:font-weight="bold" style:font-size-asian="10.5pt" style:font-weight-asian="bold" style:font-name-complex="Times New Roman1" style:font-size-complex="10.5pt"/>
    </style:style>
    <style:style style:name="T9" style:family="text">
      <style:text-properties style:font-name="Georgia" fo:font-size="10.5pt" style:font-size-asian="10.5pt" style:font-name-complex="Times New Roman1" style:font-size-complex="10.5pt"/>
    </style:style>
    <style:style style:name="T10" style:family="text">
      <style:text-properties fo:color="#000000" fo:language="none" fo:country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11" style:family="text">
      <style:text-properties fo:color="#000000" fo:language="none" fo:country="none" style:text-underline-style="none" fo:font-weight="normal" style:font-name-asian="Georgia" style:language-asian="none" style:country-asian="none" style:font-weight-asian="normal" style:font-name-complex="Georgia" style:language-complex="none" style:country-complex="none" style:font-weight-complex="normal"/>
    </style:style>
    <style:style style:name="T12" style:family="text">
      <style:text-properties fo:color="#000000" style:font-name="Georgia" fo:font-size="10.5pt" style:font-size-asian="10.5pt" style:font-name-complex="Times New Roman1" style:font-size-complex="10.5pt"/>
    </style:style>
    <style:style style:name="T13" style:family="text">
      <style:text-properties fo:color="#000000" style:font-name="Georgia" fo:font-size="10.5pt" fo:language="none" fo:country="none" style:text-underline-style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14" style:family="text">
      <style:text-properties fo:color="#000000" style:font-name="Georgia" fo:font-size="10.5pt" fo:language="en" fo:country="US" style:text-underline-style="none" fo:font-weight="normal" style:font-name-asian="Georgia" style:font-size-asian="10.5pt" style:language-asian="none" style:country-asian="none" style:font-weight-asian="normal" style:font-name-complex="Georgia" style:font-size-complex="10.5pt" style:language-complex="none" style:country-complex="none" style:font-weight-complex="normal"/>
    </style:style>
    <style:style style:name="T15" style:family="text">
      <style:text-properties fo:font-variant="normal" fo:text-transform="none" fo:color="#333333" style:font-name="Georgia" fo:font-size="10.5pt" fo:letter-spacing="normal" fo:font-style="normal" fo:font-weight="normal" style:font-size-asian="10.5pt" style:font-name-complex="Times New Roman1" style:font-size-complex="10.5pt"/>
    </style:style>
    <style:style style:name="T16" style:family="text">
      <style:text-properties fo:font-variant="normal" fo:text-transform="none" fo:color="#000000" style:font-name="Georgia" fo:font-size="10.5pt" fo:letter-spacing="normal" fo:font-style="normal" fo:font-weight="normal" style:font-size-asian="10.5pt" style:font-name-complex="Times New Roman1" style:font-size-complex="10.5pt"/>
    </style:style>
    <style:style style:name="T17" style:family="text">
      <style:text-properties fo:font-variant="normal" fo:text-transform="none" fo:color="#000000" style:text-line-through-style="none" style:font-name="Georgia" fo:font-size="10.5pt" fo:letter-spacing="normal" fo:font-style="normal" style:text-underline-style="none" fo:font-weight="normal" style:text-blinking="false" style:font-size-asian="10.5pt" style:font-name-complex="Times New Roman1" style:font-size-complex="10.5pt"/>
    </style:style>
    <style:style style:name="T18" style:family="text">
      <style:text-properties style:font-name="Georgia" fo:font-size="10.5pt" style:font-size-asian="10.5pt" style:font-name-complex="Times New Roman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urning God's Face</text:p>
      <text:p text:style-name="P1"/>
      <text:p text:style-name="P2"><text:span text:style-name="T1">Read:</text:span><text:span text:style-name="T2"> Psalm 80</text:span></text:p>
      <text:p text:style-name="P3"/>
      <text:p text:style-name="P4"><text:span text:style-name="T1">Text:</text:span><text:span text:style-name="T2"> </text:span><text:span text:style-name="T10">Psalm 80:3 “</text:span><text:span text:style-name="T11">Turn us again, O God, and cause thy face to shine; and we shall be saved.”</text:span></text:p>
      <text:p text:style-name="P10"/>
      <text:h text:style-name="P11" text:outline-level="3"><text:span text:style-name="T8">Introduction:</text:span><text:span text:style-name="T9"> This psalm is a psalm composed by Asaph. He</text:span><text:span text:style-name="T15"> was a Levite singer in David’s court. He is one of the great family guilds of temple musicians.</text:span><text:span text:style-name="T2"> <text:s/></text:span><text:span text:style-name="T9">H</text:span><text:span text:style-name="T15">e and his brothers were appointed to sing the songs of thanksgiving to the Lord </text:span><text:span text:style-name="T16">in I </text:span><text:a xlink:type="simple" xlink:href="https://www.bibleodyssey.org/lightbox-bible-passage.aspx?passage=1Chr+16%3A4-7" text:style-name="Internet_20_link" text:visited-style-name="Visited_20_Internet_20_Link"><text:span text:style-name="T17">Chronicles 16:4</text:span></text:a><text:span text:style-name="T12"> -7. </text:span></text:h>
      <text:h text:style-name="P12" text:outline-level="3"><text:span text:style-name="T12"><text:s text:c="2"/></text:span><text:span text:style-name="T9">I was reading this chapter as a part of my devotions when verse 3, 7 &amp; 19 caught my attention. Asaph is asking God to look on His people in a positive manner; he phrases it : “</text:span><text:span text:style-name="T13">cause thy face to shine”</text:span></text:h>
      <text:h text:style-name="P12" text:outline-level="3"><text:span text:style-name="T13">What really got my attention was the phrase just prior to this. In each verse the </text:span><text:span text:style-name="T14">preceding</text:span><text:span text:style-name="T13"> words are “ Turn us again, O God...” It occurred to me that the way to get God's face shinning on us just may be tied to you and I first being turned by God.</text:span></text:h>
      <text:p text:style-name="P5"/>
      <text:p text:style-name="P8"><text:span text:style-name="T6">VS 2</text:span><text:span text:style-name="T3"> </text:span><text:span text:style-name="T6">We need saved</text:span><text:span text:style-name="T3"> “...stir up thy strength, and come </text:span><text:span text:style-name="T4">and</text:span><text:span text:style-name="T3"> save us.”</text:span></text:p>
      <text:p text:style-name="P8"><text:span text:style-name="T3">Psa 80:3 </text:span><text:span text:style-name="T7">Turn us again, O God, and cause thy face to shine; and we shall be saved. </text:span></text:p>
      <text:p text:style-name="P6"><text:span text:style-name="T3"/></text:p>
      <text:p text:style-name="P6"><text:span text:style-name="T6">VS 4-6 We need comforted</text:span><text:span text:style-name="T3"> “Thou feedest them with the bread of tears; and givest them tears to drink in great measure. Psa 80:6 Thou makest us a strife unto our neighbours: and our enemies laugh among themselves.</text:span></text:p>
      <text:p text:style-name="P6"><text:span text:style-name="T3"/></text:p>
      <text:p text:style-name="P6"><text:span text:style-name="T6">VS 8-12</text:span><text:span text:style-name="T3"> </text:span><text:span text:style-name="T6">We need growth</text:span><text:span text:style-name="T3"> Psa 80:8 Thou hast brought a vine out of Egypt: thou hast cast out the heathen, and planted it. Psa 80:9 Thou preparedst </text:span><text:span text:style-name="T4">room</text:span><text:span text:style-name="T3"> before it, and didst cause it to take deep root, and it filled the land. Psa 80:10 The hills were covered with the shadow of it, and the boughs thereof </text:span><text:span text:style-name="T4">were like</text:span><text:span text:style-name="T3"> the goodly cedars. Psa 80:11 She sent out her boughs unto the sea, and her branches unto the river. Psa 80:12 Why hast thou </text:span><text:span text:style-name="T4">then</text:span><text:span text:style-name="T3"> broken down her hedges, so that all they which pass by the way do pluck her?</text:span></text:p>
      <text:p text:style-name="P6"><text:span text:style-name="T3"/></text:p>
      <text:p text:style-name="P6"><text:span text:style-name="T6">VS 13-18</text:span><text:span text:style-name="T3"> </text:span><text:span text:style-name="T6">We need His presence</text:span><text:span text:style-name="T3"> Psa 80:13 The boar out of the wood doth waste it, and the wild beast of the field doth devour it. Psa 80:14 Return, we beseech thee, O God of hosts: look down from heaven, and behold, and visit this vine; Psa 80:15 And the vineyard which thy right hand hath planted, and the branch </text:span><text:span text:style-name="T4">that</text:span><text:span text:style-name="T3"> thou madest strong for thyself.</text:span></text:p>
      <text:p text:style-name="P8"><text:span text:style-name="T3">Psa 80:16 </text:span><text:span text:style-name="T4">It is</text:span><text:span text:style-name="T3"> burned with fire, </text:span><text:span text:style-name="T4">it is</text:span><text:span text:style-name="T3"> cut down: they perish at the rebuke of thy countenance. Psa 80:17 Let thy hand be upon the man of thy right hand, upon the son of man </text:span><text:span text:style-name="T4">whom</text:span><text:span text:style-name="T3"> thou madest strong for thyself. Psa 80:18 So will not we go back from thee: quicken us, and we will call upon thy name.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, Arial, sans-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" style:family="text" style:parent-style-name="Default_20_Paragraph_20_Font">
      <style:text-properties fo:font-weight="bold" style:font-weight-asian="bold" style:font-weight-complex="bold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oel Tice</dc:creator>
    <meta:editing-cycles>12</meta:editing-cycles>
    <meta:creation-date>2014-03-28T17:34:00</meta:creation-date>
    <dc:date>2019-11-30T14:26:44.25</dc:date>
    <meta:editing-duration>PT23H14M4S</meta:editing-duration>
    <meta:generator>OpenOffice/4.1.3$Win32 OpenOffice.org_project/413m1$Build-9783</meta:generator>
    <meta:document-statistic meta:table-count="0" meta:image-count="0" meta:object-count="0" meta:page-count="1" meta:paragraph-count="12" meta:word-count="468" meta:character-count="23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